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1"/>
    </style:style>
    <style:style style:name="T4" style:family="text">
      <style:text-properties style:text-line-through-style="solid" style:text-position="0% 100%" style:font-name="Times New Roman1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text-position="super 58%" style:font-name="Times New Roman1"/>
    </style:style>
    <style:style style:name="T8" style:family="text">
      <style:text-properties style:text-line-through-style="none" style:text-position="0% 100%"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3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Immortality--Judaism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, through page 8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Moses Mendelsshon, Abraham Aben Chasdai, Edwin Arnold, Asaph</text:p>
      <text:p text:style-name="P5">Additional Places mentioned: Egypt, Idumea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1st lecture on Immortality./</text:p>
      <text:p text:style-name="P2"/>
      <text:p text:style-name="P3">[Page 1]</text:p>
      <text:p text:style-name="P3"><text:tab/>Brethren. <text:s/>A friend, now deceased, to whom I sug-/-gested the Phaedon of Moses Mendelsshon, as a writing/ calculated to comfort the heart in the hour of bereave-/-ment, advanced an objection. <text:s/><text:span text:style-name="T2">The</text:span><text:span text:style-name="T5"> My friend was a Jewess of/ more than ordinary intelligence, but withal very pious./ <text:s/>The volume she had read at my instance appeals to/ Reason for a belief in </text:span><text:span text:style-name="T2">the</text:span><text:span text:style-name="T5"> Immortality, but it is silent/ with regard to the teachings of the olden faith. <text:s/>It does/ not in any part, point to our Scriptures as the source/ whence a soul-</text:span><text:span text:style-name="T2">supporting</text:span><text:span text:style-name="T5"> sustaining doctrine may be drawn. <text:s/>This/ circumstance my friend considered an omission, which/ must lessen the value of a writing emanating from an/ Israelite, in the sight of his coreligionists. <text:s/>I argued/ that Mendelsshon could not have put on the scene Socrates/ about to be </text:span><text:span text:style-name="T2">legally</text:span><text:span text:style-name="T5"> judicially poisoned by the hemlock, and made the/ Greek speak in Biblical language. <text:s/>I tried to show</text:span><text:span text:style-name="T2">ed</text:span><text:span text:style-name="T5"> that/ in an imaginary dialogue between an </text:span><text:span text:style-name="T2">ancient</text:span><text:span text:style-name="T5"> Athenian philosopher/ and his disciples, quotations from Holy Writ would have/ </text:span><text:span text:style-name="T2">made</text:span><text:span text:style-name="T5"> cut a strange figure, that they would have sounded inap-/-propriate to the believer as to the incredulous./</text:span></text:p>
      <text:p text:style-name="P3"><text:span text:style-name="T5"/></text:p>
      <text:p text:style-name="P3"><text:span text:style-name="T5">[Page 2]</text:span></text:p>
      <text:p text:style-name="P3"><text:span text:style-name="T5">The Jewess I thus addressed, who seldom was/ at a loss for a rejoinder, contended that the Sage of/ Dessau might nevertheless have contrived to drop in/ phrases and sayings from the books of inspiration,/ allusive to a life hereafter. <text:s/>That he might have so/ ingeniously introduced them as to </text:span><text:soft-page-break/><text:span text:style-name="T5">appear consonant with/ the discussion. <text:s/>In fact, some of the Rabbis in/ the Middle ages did not hesitate following, to a certain/ </text:span><text:span text:style-name="T2">degree</text:span><text:span text:style-name="T5"> extent, a similar course, when reproducing in Hebrew,/ works comprised in a foreign language. <text:s/>I may, as an/ illustration, cite a famous book entitled "just balances."/ <text:s/>The author is an Arab named Al-Gazali, who wrote/ extensively upon philosophy. <text:s/>Naturally he sup-/-ported his arguments with quotations from the Koran/ and various books held in reverence by his people./ <text:s/>The translator, Rabbi Abraham Aben Chasda</text:span><text:span text:style-name="T6">ï of Barcelona,/ cleverly substituted for each quotation in the ori-/-ginal, another from our Bible or </text:span><text:span text:style-name="T3">from the</text:span><text:span text:style-name="T6"> our Sages./ <text:s/>Mendelsshon's Phaedon, however, which is not a translation/ as some have imagined, has a single object in view. <text:s/>I/ </text:span><text:span text:style-name="T3">think</text:span><text:span text:style-name="T6"> conceive that the great writer intended it solely and ex-/-clusively as a tribute to human Reason./</text:span></text:p>
      <text:p text:style-name="P3"><text:span text:style-name="T6"/></text:p>
      <text:p text:style-name="P3"><text:span text:style-name="T6">[Page 3]</text:span></text:p>
      <text:p text:style-name="P3"><text:span text:style-name="T6">He aimed to set the belief in Immortality upon a rock/ against which the storm of materialism might spend/ itself in vain. <text:s/>Truly, if our Moses benefitted[sic!] his own/ </text:span><text:span text:style-name="T3">b</text:span><text:span text:style-name="T6"> race by his comments and version of Scriptural volumes,/ and vindicated his own religion by his "Jerusalem" and by/ his correspondence, he benefitted[sic!] the whole human race by/ his Phaedon, and every religion by his metaphysical pro-/-ductions. <text:s/>The Hebrew Bible, loath to deal in/ abstractions, could not at all have furnished scope for/ a treatise on the doctrine of an existence beyond </text:span><text:span text:style-name="T3">corporeal</text:span><text:span text:style-name="T6"> death./ <text:s/>The Sinaic revelation and prophetism have not left even a/ single command, </text:span><text:span text:style-name="T3">un</text:span><text:span text:style-name="T6">directly or indirectly touching that/ </text:span><text:span text:style-name="T3">difficult</text:span><text:span text:style-name="T6"> abstruse subject. <text:s/>I am sure it would be super-/-fluous to say to those who have heard me preach so long,/ that Judaism does not impose any dogma, that actions leading/ to the welfare of individuals, &amp; families, of communities </text:span><text:span text:style-name="T3">&amp;</text:span><text:span text:style-name="T6"> and nations are alone/ urged and recommended by it. <text:s/>This verity, none compre-/-hended better than Mendelsshon, but he, a deep thinker/ and a thorough Israelite, understood also well the causes/ which had influenced our Legislator and induced him to remain silent, and the ways by which/ the Mosaic code would still keep</text:span><text:span text:style-name="T3">t</text:span><text:span text:style-name="T6"> alive the belief in Immortality./</text:span></text:p>
      <text:p text:style-name="P3"><text:span text:style-name="T6"/></text:p>
      <text:p text:style-name="P3"><text:span text:style-name="T6">[Page 4]</text:span></text:p>
      <text:p text:style-name="P3"><text:span text:style-name="T6">Designedly has the Pentateuch abstained/ from speaking of the world of Spirits, and dwelt upon/ the duties to be performed while we walk in flesh./ <text:s/>Most consistently have our Seers forborne laying down/ as a cardinal creed the indestructibility of the soul./ <text:s/>This belief existed in the remotest ages. <text:s/>It existed among/ the Egyptians, and the very practice of embalming the/ dead is said to have originated with the horrid idea that/ the soul must undergo numerous changes in the animal,/ or the vegetable or the mineral kingdom, according to the/ degree of its sins, and finally return to its primitive body./ <text:s/>It existed among the Hindoos[sic!], and one needs only read/ the history of Brahmanism</text:span><text:span text:style-name="T7">2</text:span><text:span text:style-name="T8"> and Buddhism</text:span><text:span text:style-name="T7">1</text:span><text:span text:style-name="T8"> to form a notion/ of the revolting errors to which it gave rise. <text:s/>Our/ moderns who ecstatically describe the teachings of Gauta-/-ma, the Moses fosooth! of India, ought to show where he the/ excellencies of the doctrine of transmigration or metapsychosis,/ forcing the soul into bodies of newly created beings most ab-/-ject and shocking as penalty for power trespasses. <text:s/>Four/ hundred and seventy millions of the human race hold it, and/ to the more terrible sequence, that is, contempt for life, and a/ craving for annihilation in Nervana, as the highest of aspirations./</text:span></text:p>
      <text:p text:style-name="P3"><text:span text:style-name="T8"/></text:p>
      <text:p text:style-name="P3"><text:span text:style-name="T8">[Page 5]</text:span></text:p>
      <text:p text:style-name="P3"><text:span text:style-name="T8"><text:tab/>Yet, Edwin Arnold the philosopher-poet grew enthusiastic on the/ moral laws of the Hindoos[sic!], who cling to such a faith, who/ worship idols and are divided into castes, and as the off-/-spring of his sentiments the gifted Englishman has presented us with his charm-/-ing poem "the light of Asia."/</text:span></text:p>
      <text:p text:style-name="P3"><text:span text:style-name="T8">Let us now turn a look to the Moses of the desert of Sinai./ <text:s/></text:span><text:span text:style-name="T4">Every</text:span><text:span text:style-name="T8"> A casual reader must notice that without utter-/-ing a word in a future state--which will always battle/ the power of description and occasion perplexities--the inspired lawgiver invites us/ to see why the soul is not a part of our physical/ organism, why it is distinct and ethereal and hence/ immortal. <text:s/>The all-creating God breathed it into </text:span><text:soft-page-break/><text:span text:style-name="T8">man/ after his body had already been formed. <text:s/>So likewise/ the cessation of our earthly existence is expressed in/ the Divine code by a phrase which pointed</text:span><text:span text:style-name="T4">ing</text:span><text:span text:style-name="T8"> to eternity./ <text:s/>"He expired and was gathered to his fathers or to his people."/ <text:s/>It would be illogical to interpret that phrase as mean-/ing that the deceased received a burial in the family/ ground, because Aaron, for instance, was told that he must/ </text:span><text:span text:style-name="T4">would</text:span><text:span text:style-name="T8"> prepare to be gathered to his people, and when he died/ his sepulture[sic!] was neither in Egypt where the bones of his/ parents and ancestors lay, nor in Canaan where the patriarchs/ had been interred, but in mount Hor, on the border of Idumea./</text:span></text:p>
      <text:p text:style-name="P3"><text:span text:style-name="T8"/></text:p>
      <text:p text:style-name="P3"><text:span text:style-name="T8">[Page 6]</text:span></text:p>
      <text:p text:style-name="P3"><text:span text:style-name="T8">That it doe snot merely signify the act of burying is ap-/-parent from the circumstance that Jacob was gathered to/ his people, </text:span><text:span text:style-name="T4">and when</text:span><text:span text:style-name="T8"> but for several months his body was/ not consigned to the grave. <text:s/>Clearly then, the expression/ is a direct reference to a reunion, a gathering, as properly/ termed, with the spirits of the departed. <text:s/>No: the belief/ in a hereafter was not necessary to be imparted, but the/ evil results of that belief </text:span><text:span text:style-name="T4">must</text:span><text:span text:style-name="T8"> had to be guarded against./ <text:s/>Therefore the five sacred books denounce in unmeasured terms/ the seeking of the dead to inquire about the future. <text:s/>They/ emphatically condemn as a mortal sin the consulting of/ familiar spirits, because such practices unman the creatures/ whom the Almighty endowed with life and intellect, for their/ terrestrial happiness; </text:span><text:span text:style-name="T4">whereas</text:span><text:span text:style-name="T8"> those heathen usages will per-/-vert the mind, and unfit it for the exercise of duties, in our/ social and domestic relations./</text:span></text:p>
      <text:p text:style-name="P3"><text:span text:style-name="T8">But this belief which was never dogmatically taught, is/ met in inspired writings posterior to the Pentateuch in/ language more definite, more explicit than was employed/ by the Giver of the five holy volumes./</text:span></text:p>
      <text:p text:style-name="P3"><text:span text:style-name="T8"/></text:p>
      <text:p text:style-name="P3"><text:span text:style-name="T8">[Page 7]</text:span></text:p>
      <text:p text:style-name="P3"><text:span text:style-name="T8">Without adverting to the well known saying of Eccle-/-siastes from which we imply that when </text:span><text:span text:style-name="T4">what</text:span><text:span text:style-name="T8"> that which/ is perishable turns to its primitive elements, "the spirit/ shall return unto God who gave it"; without launching into/ a dissertation as to the real author of that passage, and to/ the age in which it was written, I unclasp a book/ which affords me comfort,--our Psalter, and there I find/ lessons</text:span><text:span text:style-name="T7">2</text:span><text:span text:style-name="T8"> abundant</text:span><text:span text:style-name="T7">1</text:span><text:span text:style-name="T8"> upon the dogma of Immortality. <text:s/>But none, in/ my opinion, has presented them so forcibly and in a diction/ admitting of no doubt as to its antiquity, </text:span><text:span text:style-name="T4">as</text:span><text:span text:style-name="T8"> like Asaph./ <text:s/>I lay a strip on this point, because among the inventions/ of "a conscientious biblical research" is the theory that our fore-/-fathers were materialists, and that only after the Baby-/-lonian captivity brought them in contact with the Persians/ they imbibed the idea of a spiritual life in eternity./ <text:s/>Asaph was a contemporary of David, a poet and a player/ at Solomon's Temple. <text:s/>In the 73 Psalm, he discloses/ the inmost sentiments of his heart before the world. <text:s/>He/ acknowledges that notwithstanding the promises of God/ to those who are true and pure, he had envied the wicked./ <text:s/>Their seeming prosperity had warped his judgment. <text:s/>He/ had looked with carnal eyes, and beheld people mount/</text:span></text:p>
      <text:p text:style-name="P3"><text:span text:style-name="T8"/></text:p>
      <text:p text:style-name="P3"><text:span text:style-name="T8">[Page 8]</text:span></text:p>
      <text:p text:style-name="P3"><text:span text:style-name="T8">the height of success, whom he had deemed deserving of a/ gradual sinking into decay, men proud and overbearing,/ men who stalked abroad in a manner, as if the were the/ Sovereign Masters of humanity. <text:s/>Then the Psalmist fancied/ he heard voices of lament. <text:s/>They cried "Does God Know. <text:s/>Has the/ Most High intelligence? <text:s/>If the impious are thus to acquire/ power, vain it is to wash oneself in innocence; vain/ to </text:span><text:span text:style-name="T4">bear</text:span><text:span text:style-name="T8"> bear with the hardships attending a life of right-/-eousness". <text:s/>But at once a new scene opens before the bard's/ vision. <text:s/>He is translated upwards. <text:s/>He stands in God's dwelling/ place. <text:s/>How </text:span><text:span text:style-name="T4">n</text:span><text:span text:style-name="T8"> striking the change! <text:s/>They who </text:span><text:span text:style-name="T4">now were</text:span><text:span text:style-name="T8"> had been/ stationed loftily descend precipitously, terrors press them/ down. <text:s/>Like a dream which had disturbed the mind, vanishes/ when the eyes </text:span><text:span text:style-name="T4">are</text:span><text:span text:style-name="T8"> open to the light of day, so do </text:span><text:span text:style-name="T4">they</text:span><text:span text:style-name="T8"> the </text:span><text:span text:style-name="T4">perverse</text:span><text:span text:style-name="T8"> iniquitous dis-/-</text:span><text:span text:style-name="T4">s</text:span><text:span text:style-name="T8">appear and are no more. <text:s/>Then the Psalmist confesses that/ his ignorance had led him astray. <text:s/>He vows to cling to God,/ certain to be upheld, certain to be taken up to glory./ <text:s/>What, if his flesh and heart moulder in the grave, God, the/ source of life, will </text:span><text:soft-page-break/><text:span text:style-name="T8">reinstate him to a brighter existence./ <text:s/>The approach of his Maker is happiness, the rehearsing of/ his Maker's praise is unalloyed felicity./</text:span></text:p>
      <text:p text:style-name="P3"><text:span text:style-name="T8"/></text:p>
      <text:p text:style-name="P3"><text:span text:style-name="T8">[Page 9]</text:span></text:p>
      <text:p text:style-name="P3"><text:span text:style-name="T8"><text:tab/>Brethren. <text:s/>If but that Psalm had been left to/ posterity, the charge of materialism brought against/ our ancient faith, would be disproved, and the accusers/ <text:s/>be hushed into unbroken silenc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13:52:10.30</meta:creation-date>
    <meta:document-statistic meta:table-count="0" meta:image-count="0" meta:object-count="0" meta:page-count="5" meta:paragraph-count="82" meta:word-count="1883" meta:character-count="11640"/>
    <dc:date>2013-02-06T14:43:25.93</dc:date>
    <meta:editing-duration>PT10S</meta:editing-duration>
    <meta:editing-cycles>1</meta:editing-cycles>
    <meta:generator>OpenOffice.org/3.4.1$Win32 OpenOffice.org_project/341m1$Build-9593</meta:generator>
  </office:meta>
</office:document-meta>
</file>